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56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5.833cm"/>
    </style:style>
    <style:style style:name="co4" style:family="table-column">
      <style:table-column-properties fo:break-before="auto" style:column-width="0.69cm"/>
    </style:style>
    <style:style style:name="co5" style:family="table-column">
      <style:table-column-properties fo:break-before="auto" style:column-width="2.653cm"/>
    </style:style>
    <style:style style:name="co6" style:family="table-column">
      <style:table-column-properties fo:break-before="auto" style:column-width="1.187cm"/>
    </style:style>
    <style:style style:name="co7" style:family="table-column">
      <style:table-column-properties fo:break-before="auto" style:column-width="6.35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Default"/>
        <table:table-row table:style-name="ro1">
          <table:table-cell table:style-name="Default" office:value-type="string" calcext:value-type="string">
            <text:p>В пакете чертежей 13 видов деталей.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Толщина исходного материала, мм</text:p>
          </table:table-cell>
          <table:table-cell table:style-name="ce1"/>
          <table:table-cell table:style-name="ce1" office:value-type="string" calcext:value-type="string">
            <text:p>Количество отверстий</text:p>
          </table:table-cell>
          <table:table-cell table:style-name="ce1" table:number-columns-repeated="2"/>
          <table:table-cell table:style-name="ce1" office:value-type="string" calcext:value-type="string">
            <text:p>Примечание</text:p>
          </table:table-cell>
          <table:table-cell table:style-name="ce4" table:number-columns-repeated="1017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1"/>
          <table:table-cell table:style-name="ce1" office:value-type="string" calcext:value-type="string">
            <text:p>Требуемые виды обработки</text:p>
          </table:table-cell>
          <table:table-cell table:style-name="ce1"/>
          <table:table-cell table:style-name="ce1" office:value-type="string" calcext:value-type="string">
            <text:p>Диаметр, мм</text:p>
          </table:table-cell>
          <table:table-cell table:style-name="ce1" office:value-type="string" calcext:value-type="string">
            <text:p>Количество деталей</text:p>
          </table:table-cell>
          <table:table-cell table:style-name="ce1"/>
          <table:table-cell table:style-name="ce4" table:number-columns-repeated="1017"/>
        </table:table-row>
        <table:table-row table:style-name="ro1">
          <table:table-cell office:value-type="string" calcext:value-type="string">
            <text:p>part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Сверление продольное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Пропиловка паз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Сверление продольное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t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Сверление продольное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t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Сверление продольное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, глухое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Нарезка резьбы глухая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t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Сверление продольное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Нарезка резьбы сквозная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, глухое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Нарезка резьбы глухая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t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Сверление поперечное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Сверление продольное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детали имеют одинаковые заготовки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Пропиловка паз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07_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Сверление продольное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детали имеют одинаковые заготовки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Пропиловка паз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13_n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верление продольное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Сверление продольное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t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верление продольное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Сверление продольное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t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верление продольное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Сверление продольное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t21_n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22_ne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Сверление продольное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Сверление поперечное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Описание видов обработки</text:p>
          </table:table-cell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Default" office:value-type="string" calcext:value-type="string">
            <text:p>Сверление продольное</text:p>
          </table:table-cell>
          <table:table-cell table:style-name="Default" office:value-type="string" calcext:value-type="string">
            <text:p>сверление по предварительно вырезанному каналу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Default" office:value-type="string" calcext:value-type="string">
            <text:p>Сверление поперечное</text:p>
          </table:table-cell>
          <table:table-cell table:style-name="Default" office:value-type="string" calcext:value-type="string">
            <text:p>сверление с нуля, требует разметки и кернения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Default" office:value-type="string" calcext:value-type="string">
            <text:p>Сверление поперечное, глухое</text:p>
          </table:table-cell>
          <table:table-cell table:style-name="Default" office:value-type="string" calcext:value-type="string">
            <text:p>то же самое, но отверстие глухое</text:p>
          </table:table-cell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Default" office:value-type="string" calcext:value-type="string">
            <text:p>Пропиловка паза</text:p>
          </table:table-cell>
          <table:table-cell table:style-name="Default" office:value-type="string" calcext:value-type="string">
            <text:p>паз шириной 1 мм ножовкой или фрезой, доводка до отверстия</text:p>
          </table:table-cell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Default" office:value-type="string" calcext:value-type="string">
            <text:p>Нарезка резьбы сквозная</text:p>
          </table:table-cell>
          <table:table-cell table:style-name="Default" office:value-type="string" calcext:value-type="string">
            <text:p>нарезка резьбы M5 насквозь детали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Default" office:value-type="string" calcext:value-type="string">
            <text:p>Нарезка резьбы глухая</text:p>
          </table:table-cell>
          <table:table-cell table:style-name="Default" office:value-type="string" calcext:value-type="string">
            <text:p>нарезка резьбы M5 в глухом отверстии</text:p>
          </table:table-cell>
          <table:table-cell table:style-name="Default" table:number-columns-repeated="5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00.00.0000</text:date>, <text:time style:data-style-name="N2" text:time-value="20:40:20.95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4-05-08T14:06:39.796000000</meta:creation-date>
    <dc:date>2014-06-17T21:15:47.671000000</dc:date>
    <dc:creator>Andrew Answer</dc:creator>
    <meta:editing-duration>PT55M21S</meta:editing-duration>
    <meta:editing-cycles>13</meta:editing-cycles>
    <meta:generator>LibreOffice/4.2.0.4$Windows_x86 LibreOffice_project/05dceb5d363845f2cf968344d7adab8dcfb2ba71</meta:generator>
    <meta:document-statistic meta:table-count="1" meta:cell-count="0" meta:object-count="0"/>
  </office:meta>
</office:document-meta>
</file>